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0164b4" officeooo:paragraph-rsid="000164b4"/>
    </style:style>
    <style:style style:name="P2" style:family="paragraph" style:parent-style-name="Standard">
      <style:text-properties officeooo:rsid="0002193b" officeooo:paragraph-rsid="0002193b"/>
    </style:style>
    <style:style style:name="P3" style:family="paragraph" style:parent-style-name="Standard">
      <style:text-properties fo:font-weight="bold" officeooo:rsid="000164b4" officeooo:paragraph-rsid="000164b4" style:font-weight-asian="bold" style:font-weight-complex="bold"/>
    </style:style>
    <style:style style:name="P4" style:family="paragraph" style:parent-style-name="Standard">
      <style:text-properties fo:font-weight="bold" officeooo:rsid="0002193b" officeooo:paragraph-rsid="0002193b" style:font-weight-asian="bold" style:font-weight-complex="bold"/>
    </style:style>
    <style:style style:name="P5" style:family="paragraph" style:parent-style-name="Standard">
      <style:paragraph-properties fo:text-align="center" style:justify-single-word="false"/>
      <style:text-properties fo:font-size="14pt" fo:font-weight="bold" officeooo:rsid="000164b4" officeooo:paragraph-rsid="000164b4" style:font-size-asian="14pt" style:font-weight-asian="bold" style:font-size-complex="14pt" style:font-weight-complex="bold"/>
    </style:style>
    <style:style style:name="T1" style:family="text">
      <style:text-properties officeooo:rsid="0002193b"/>
    </style:style>
    <style:style style:name="T2" style:family="text">
      <style:text-properties officeooo:rsid="0003c6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umen de la norma ISDB-T en <text:span text:style-name="T2">6</text:span> puntos clave</text:p>
      <text:p text:style-name="P1"/>
      <text:p text:style-name="P3">1) Entrada de datos</text:p>
      <text:p text:style-name="P1"/>
      <text:p text:style-name="P1">Cuando una persona mira un programa de televisión, generalmente esta reproduciendo un video, en sincronía con una pista de audio (o varias, si esta disponible en varios idiomas), subtitulo, y recibe información de programación del canal. Toda esta información existe en un tipo de formato digital denominado Transport Stream. </text:p>
      <text:p text:style-name="P1"/>
      <text:p text:style-name="P1">En ISDB-T, los datos entran en un formato denominado Broadcast Transport Stream, que consiste en la multiplexacion (como si fuese un encastrado o entrevero) de 3 transport streams. Esto nos va a permitir poner en el aire, en el mismo canal, 3 “programas” simultáneos (o el mismo programa en distintas calidades de video).</text:p>
      <text:p text:style-name="P1"/>
      <text:p text:style-name="P1">Los transport Streams se forman con muchos paquetes individuales de 188 bytes, donde en cada uno esta metida la información de uno de los contenidos multimedia, es decir, o tienen datos de video, o de audio, de subtitulos, etc.</text:p>
      <text:p text:style-name="P1"/>
      <text:p text:style-name="P3">2) Robustecimiento de los datos</text:p>
      <text:p text:style-name="P1"/>
      <text:p text:style-name="P1">Lo primero que hacemos con el BTS de entrada, es separarlo. Trabajaremos en cada uno de los TS por separado, en lo que se denominara “capas jerárquicas”. Dentro de cada capa trabajamos independientemente de lo que pase en las otras.</text:p>
      <text:p text:style-name="P1"/>
      <text:p text:style-name="P1">Sabiendo que la señal va a tener errores cuando se transmita, lo primero que hacemos es agregar un mecanismo para detectar y corregir errores. Esto se hace a nivel de bytes y luego de bits.</text:p>
      <text:p text:style-name="P1"/>
      <text:p text:style-name="P1">Una practica común para hacer mas potentes los códigos correctores de errores, es realizar un entrelazado. Esto es, entreverar los paquetes, enviar un flujo “desarmado”, y que el receptor ya sepa de antemano como volverlo a armar. Lo que sucede es, si en el flujo desarmado que viajo por el aire, ocurrieron muchos errores, al desarmarlo en recepción, los errores grandes se transforman en errores chicos que podemos corregir.</text:p>
      <text:p text:style-name="P1"/>
      <text:p text:style-name="P3">3) Mapeo, que es y por que se hace? Portadoras</text:p>
      <text:p text:style-name="P1"/>
      <text:p text:style-name="P1">Una vez prontos los datos para enviar, se realiza lo que se denomina mapeo. El mapeo es convertir varios bits a un símbolo complejo que sera enviado. Al enviar un símbolo, mandamos mas información a la vez, que si mandáramos los bits solos por el canal. Hay varias modulaciones posibles, dependiendo de la cantidad de bits que se junten para formar el símbolo. </text:p>
      <text:p text:style-name="P1"/>
      <text:p text:style-name="P1">QPSK</text:p>
      <text:p text:style-name="P1">16-QAM</text:p>
      <text:p text:style-name="P1">64-QAM</text:p>
      <text:p text:style-name="P1"/>
      <text:p text:style-name="P1">Los símbolos serán enviados por el aire, ubicados en portadoras. Las portadoras llevan los símbolos por el aire. Dependiendo de un parámetro que se denomina modo de transmisión, podemos enviar mas o menos portadoras a la vez. Cuando se envían mas portadoras, podemos ver en mejor calidad (llegan mas datos por segundo), pero es mas probable que sucedan errores. Esas decisiones generalmente se toman teniendo en cuenta que se quiere transmitir. Por ejemplo, para transmitir un partido de fútbol, es preferible que no se corte a que se vea lindo. Para transmitir un video de una exposición artística, podemos elegir que se vea bien lindo.</text:p>
      <text:p text:style-name="P1"/>
      <text:p text:style-name="P3"><text:soft-page-break/>4) Robustecimiento de las portadoras</text:p>
      <text:p text:style-name="P1"/>
      <text:p text:style-name="P1">Al igual que los datos, las portadoras hay que robustecerlas para que no sufran muchos errores. Para eso, hacemos dos cosas, entrelazamiento en tiempo y en frecuencia. La idea detrás de esto es que el canal afecta de forma distinta a cada portadora, según el lugar en el espectro que tenga. Entonces, si las vamos moviendo <text:span text:style-name="T1">de lugar todo el tiempo, en lugar de tener pocas portadoras muy afectadas, tenemos a todas afectadas un poquito. </text:span></text:p>
      <text:p text:style-name="P1"/>
      <text:p text:style-name="P3">5) Formación de los símbolos y el cuadro OFDM</text:p>
      <text:p text:style-name="P1"/>
      <text:p text:style-name="P2">Finalmente, hay que mandarlas por el aire. Tenemos que seguir un protocolo que se denomina OFDM, que es una forma de mandar muchísimos datos, en un espacio de frecuencia acotado, sin que hagan interferencia entre si. Lo usan entre otros, Wi-Fi, LTE, y un montón de soluciones de telecomunicaciones que usamos todos los días.</text:p>
      <text:p text:style-name="P2"/>
      <text:p text:style-name="P2">En cada instante de tiempo, vamos a enviar un símbolo OFDM. Esto es, agarrar el ancho de banda disponible que tenemos, y llenarlo de portadoras. Ademas de ponerle los datos, vamos a ponerle información que el receptor necesita para engancharse a la transmisión (Piensen en una tele que se prende, no tiene ni idea de los parámetros que usa el canal 10 para mandar. Tiene que leerlos de algún lado). Entonces en cada instante mandaremos dos tipos de portadoras</text:p>
      <text:p text:style-name="P2"/>
      <text:p text:style-name="P2">Portadoras de datos (llevan audio, video, sub, etc)</text:p>
      <text:p text:style-name="P2">Portadoras auxiliares <text:s/>(llevan info de transmisión)</text:p>
      <text:p text:style-name="P2"/>
      <text:p text:style-name="P2">Algunos datos que van en las portadoras auxiliares, no es necesario mandarlas 60 veces por segundo, porque cambian muy poco (por ejemplo el modo de transmisión, es decir la cantidad de portadoras que hay). Entonces se decide formar una estructura mas grande y mas duradera en el tiempo, en la cual esa info viaje de forma eficiente. Eso se denomina cuadro OFDM y en principio van a ser 204 símbolos OFDM. No es demasiado relevante como se llega a ese numero.</text:p>
      <text:p text:style-name="P2"/>
      <text:p text:style-name="P4">6) Transmisión de datos</text:p>
      <text:p text:style-name="P2"/>
      <text:p text:style-name="P2">Vamos a poner en el aire una señal que, vista desde el punto de vista de la frecuencia, va a tener 1 símbolo OFDM(piensen que toda señal siempre tiene dos formas de verla, en tiempo o en frecuencia. Por ejemplo, un varón y una mujer que dicen la misma palabra, están diciendo la misma señal en el tiempo, pero distinta en frecuencia, por lo general el varón habla mas grave). Este símbolo cambia en intervalos de tiempo determinado y se pone el siguiente del cuadro. Cuando se completa un cuadro, comenzamos por el siguiente. </text:p>
      <text:p text:style-name="P2"/>
      <text:p text:style-name="P2">Cuando la tele se prende, comienza a recibir una chorrera de datos todos parecidos (son todas portadoras con símbolos, en principio la tele no sabe quien es de datos y quien es auxiliar), entonces precisamos una forma de “explicarle” a la tele, donde empieza un símbolo y termina el otro. Sabiendo eso, la tele puede decodificar bien las cosas, porque los lugares para datos y para auxiliares en cada símbolo son conocidos de antes. La forma de ayudarla a encontrar el principio del símbolo, es copiar el final del símbolo al principio, así, siempre hay una parte repetida. En la parte repetida, puedo encontrar el principio. Este proceso se llama “adición de un prefijo cíclic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8:16.183604469</meta:creation-date>
    <dc:date>2018-10-29T18:23:06.536226014</dc:date>
    <meta:editing-duration>PT3M35S</meta:editing-duration>
    <meta:editing-cycles>1</meta:editing-cycles>
    <meta:document-statistic meta:table-count="0" meta:image-count="0" meta:object-count="0" meta:page-count="2" meta:paragraph-count="26" meta:word-count="1014" meta:character-count="5963" meta:non-whitespace-character-count="4970"/>
    <meta:generator>LibreOffice/5.2.7.2$Linux_X86_64 LibreOffice_project/20m0$Build-2</meta:generator>
  </office:meta>
</office:document-meta>
</file>